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 style:master-page-name="">
      <style:paragraph-properties fo:margin-left="-0.258cm" fo:margin-right="0cm" fo:text-indent="0cm" style:auto-text-indent="false" style:page-number="auto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Objeto1" text:anchor-type="paragraph" svg:x="1.446cm" svg:y="0.335cm" svg:width="22.728cm" svg:height="16.3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57S</meta:editing-duration>
    <meta:editing-cycles>4</meta:editing-cycles>
    <meta:generator>OpenOffice/4.1.11$Win32 OpenOffice.org_project/4111m1$Build-9808</meta:generator>
    <dc:date>2022-10-18T18:00:33.87</dc:date>
    <dc:creator>Carlos Manuel Martinez Pomares</dc:creator>
    <meta:document-statistic meta:table-count="0" meta:image-count="0" meta:object-count="1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isha" svg:font-family="Gish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7.01cm"/>
    </style:style>
    <style:style style:name="co4" style:family="table-column">
      <style:table-column-properties fo:break-before="auto" style:column-width="4.406cm"/>
    </style:style>
    <style:style style:name="co5" style:family="table-column">
      <style:table-column-properties fo:break-before="auto" style:column-width="5.726cm"/>
    </style:style>
    <style:style style:name="co6" style:family="table-column">
      <style:table-column-properties fo:break-before="auto" style:column-width="6.392cm"/>
    </style:style>
    <style:style style:name="co7" style:family="table-column">
      <style:table-column-properties fo:break-before="auto" style:column-width="7.19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409cm" fo:break-before="auto" style:use-optimal-row-height="fals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843cm" fo:break-before="auto" style:use-optimal-row-height="true"/>
    </style:style>
    <style:style style:name="ro5" style:family="table-row">
      <style:table-row-properties style:row-height="1.508cm" fo:break-before="auto" style:use-optimal-row-height="false"/>
    </style:style>
    <style:style style:name="ro6" style:family="table-row">
      <style:table-row-properties style:row-height="3.33cm" fo:break-before="auto" style:use-optimal-row-height="true"/>
    </style:style>
    <style:style style:name="ro7" style:family="table-row">
      <style:table-row-properties style:row-height="2.514cm" fo:break-before="auto" style:use-optimal-row-height="false"/>
    </style:style>
    <style:style style:name="ro8" style:family="table-row">
      <style:table-row-properties style:row-height="1.93cm" fo:break-before="auto" style:use-optimal-row-height="true"/>
    </style:style>
    <style:style style:name="ro9" style:family="table-row">
      <style:table-row-properties style:row-height="1.462cm" fo:break-before="auto" style:use-optimal-row-height="true"/>
    </style:style>
    <style:style style:name="ro10" style:family="table-row">
      <style:table-row-properties style:row-height="2.395cm" fo:break-before="auto" style:use-optimal-row-height="true"/>
    </style:style>
    <style:style style:name="ro11" style:family="table-row">
      <style:table-row-properties style:row-height="2.759cm" fo:break-before="auto" style:use-optimal-row-height="false"/>
    </style:style>
    <style:style style:name="ro12" style:family="table-row">
      <style:table-row-properties style:row-height="2.242cm" fo:break-before="auto" style:use-optimal-row-height="false"/>
    </style:style>
    <style:style style:name="ro13" style:family="table-row">
      <style:table-row-properties style:row-height="2.2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Gish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fo:border-bottom="none" fo:background-color="#44546a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Gish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ish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44546a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Gisha" fo:font-size="12pt" fo:font-style="normal" fo:text-shadow="none" style:text-underline-style="none" fo:font-weight="normal" style:font-size-asian="12pt" style:font-style-asian="normal" style:font-weight-asian="normal" style:font-name-complex="Gisha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Gisha" fo:font-size="10pt" fo:font-style="normal" fo:text-shadow="none" style:text-underline-style="none" fo:font-weight="normal" style:font-size-asian="10pt" style:font-style-asian="normal" style:font-weight-asian="normal" style:font-name-complex="Gisha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44546a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Gisha" fo:font-size="12pt" fo:font-style="normal" fo:text-shadow="none" style:text-underline-style="none" fo:font-weight="normal" style:font-size-asian="12pt" style:font-style-asian="normal" style:font-weight-asian="normal" style:font-name-complex="Gisha" style:font-size-complex="12pt" style:font-style-complex="normal" style:font-weight-complex="normal"/>
    </style:style>
    <style:style style:name="ce10" style:family="table-cell" style:parent-style-name="Excel_20_Built-in_20_Normal">
      <style:table-cell-properties fo:background-color="#99ff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ositivo&quot;" style:apply-style-name="ConditionalStyle_5f_4" style:base-cell-address="'QA Systems PESTEL'.A1"/>
      <style:map style:condition="cell-content()=&quot;Negativo&quot;" style:apply-style-name="ConditionalStyle_5f_5" style:base-cell-address="'QA Systems PESTEL'.A1"/>
      <style:map style:condition="cell-content()=&quot;Indiferente&quot;" style:apply-style-name="ConditionalStyle_5f_6" style:base-cell-address="'QA Systems PESTEL'.A1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ositivo&quot;" style:apply-style-name="ConditionalStyle_5f_4" style:base-cell-address="'QA Systems PESTEL'.A1"/>
      <style:map style:condition="cell-content()=&quot;Negativo&quot;" style:apply-style-name="ConditionalStyle_5f_5" style:base-cell-address="'QA Systems PESTEL'.A1"/>
      <style:map style:condition="cell-content()=&quot;Indiferente&quot;" style:apply-style-name="ConditionalStyle_5f_6" style:base-cell-address="'QA Systems PESTEL'.A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Positivo&quot;;&quot;Indiferente&quot;;&quot;Negativo&quot;)" table:allow-empty-cell="true" table:display-list="unsorted" table:base-cell-address="'QA Systems PESTEL'.G5">
          <table:help-message table:display="true"/>
          <table:error-message table:message-type="stop" table:display="true"/>
        </table:content-validation>
      </table:content-validations>
      <table:table table:name="QA Systems PESTEL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1"/>
        <table:table-row table:style-name="ro1">
          <table:table-cell table:style-name="ce1" office:value-type="string" table:number-columns-spanned="5" table:number-rows-spanned="1">
            <text:p>Análisis PESTEL QA Systems</text:p>
          </table:table-cell>
          <table:covered-table-cell table:number-columns-repeated="4" table:style-name="ce4"/>
          <table:table-cell table:style-name="ce4" table:number-columns-spanned="2" table:number-rows-spanned="1"/>
          <table:covered-table-cell table:style-name="ce4"/>
        </table:table-row>
        <table:table-row table:style-name="ro2">
          <table:table-cell table:style-name="Excel_20_Built-in_20_Normal" table:number-columns-repeated="7"/>
        </table:table-row>
        <table:table-row table:style-name="ro3">
          <table:table-cell table:style-name="ce2" office:value-type="string" table:number-columns-spanned="2" table:number-rows-spanned="2">
            <text:p>Factor</text:p>
          </table:table-cell>
          <table:covered-table-cell table:style-name="ce2"/>
          <table:table-cell table:style-name="ce2" office:value-type="string" table:number-columns-spanned="1" table:number-rows-spanned="2">
            <text:p>Detalle</text:p>
          </table:table-cell>
          <table:table-cell table:style-name="ce7" office:value-type="string" table:number-columns-spanned="3" table:number-rows-spanned="1">
            <text:p>Plazo</text:p>
          </table:table-cell>
          <table:covered-table-cell table:number-columns-repeated="2" table:style-name="ce9"/>
          <table:table-cell table:style-name="ce7" office:value-type="string" table:number-columns-spanned="1" table:number-rows-spanned="2">
            <text:p>Impacto</text:p>
          </table:table-cell>
        </table:table-row>
        <table:table-row table:style-name="ro4">
          <table:covered-table-cell table:number-columns-repeated="3" table:style-name="ce2"/>
          <table:table-cell table:style-name="ce8" office:value-type="string">
            <text:p>Corto plazo (1 mes o menos)</text:p>
          </table:table-cell>
          <table:table-cell table:style-name="ce8" office:value-type="string">
            <text:p>Mediano plazo (de 1 a 3 años)</text:p>
          </table:table-cell>
          <table:table-cell table:style-name="ce8" office:value-type="string">
            <text:p>Largo plazo (más de 3 años)</text:p>
          </table:table-cell>
          <table:covered-table-cell table:style-name="ce9"/>
        </table:table-row>
        <table:table-row table:style-name="ro5">
          <table:table-cell office:value-type="string" table:number-columns-spanned="1" table:number-rows-spanned="2">
            <text:p>Político</text:p>
          </table:table-cell>
          <table:table-cell office:value-type="string">
            <text:p>Normativas gubernamentales</text:p>
          </table:table-cell>
          <table:table-cell office:value-type="string">
            <text:p>Las nuevas normativas sobre el control de las temperaturas ya esta vigente.</text:p>
          </table:table-cell>
          <table:table-cell office:value-type="string">
            <text:p>x</text:p>
          </table:table-cell>
          <table:table-cell table:number-columns-repeated="2"/>
          <table:table-cell table:style-name="ce10" table:content-validation-name="val1" office:value-type="string">
            <text:p>Positivo</text:p>
          </table:table-cell>
        </table:table-row>
        <table:table-row table:style-name="ro6">
          <table:covered-table-cell/>
          <table:table-cell office:value-type="string">
            <text:p>El Ministerio para la Transición Ecológica y el Reto Demográfico (Energía) de España prepara medidas de control e consumo energético</text:p>
          </table:table-cell>
          <table:table-cell office:value-type="string">
            <text:p>Las medidas de este ministerio van enfocadas al reducir los consumos y a bonificar a todas las empresas que demuestren.</text:p>
          </table:table-cell>
          <table:table-cell/>
          <table:table-cell office:value-type="string">
            <text:p>x</text:p>
          </table:table-cell>
          <table:table-cell/>
          <table:table-cell table:content-validation-name="val1" office:value-type="string">
            <text:p>Positivo</text:p>
          </table:table-cell>
        </table:table-row>
        <table:table-row table:style-name="ro7">
          <table:table-cell office:value-type="string" table:number-columns-spanned="1" table:number-rows-spanned="2">
            <text:p>Económico</text:p>
          </table:table-cell>
          <table:table-cell office:value-type="string">
            <text:p>Precio de las energías.</text:p>
          </table:table-cell>
          <table:table-cell office:value-type="string">
            <text:p>El conflicto de Ucrania y Rusia esta encareciendo el precio del gas y este esta directamente relacionado con la subida de la energía eléctrica.</text:p>
          </table:table-cell>
          <table:table-cell office:value-type="string">
            <text:p>x</text:p>
          </table:table-cell>
          <table:table-cell table:number-columns-repeated="2"/>
          <table:table-cell table:content-validation-name="val1" office:value-type="string">
            <text:p>Positivo</text:p>
          </table:table-cell>
        </table:table-row>
        <table:table-row table:style-name="ro8">
          <table:covered-table-cell/>
          <table:table-cell office:value-type="string">
            <text:p>Precio de los transportes</text:p>
          </table:table-cell>
          <table:table-cell office:value-type="string">
            <text:p>La subida de los precios de los carburantes hacen que se encarezcan los envíos de materiales: sondas placas, centralitas etc.</text:p>
          </table:table-cell>
          <table:table-cell office:value-type="string">
            <text:p>x</text:p>
          </table:table-cell>
          <table:table-cell table:number-columns-repeated="2"/>
          <table:table-cell table:content-validation-name="val1" office:value-type="string">
            <text:p>negativo</text:p>
          </table:table-cell>
        </table:table-row>
        <table:table-row table:style-name="ro9">
          <table:table-cell office:value-type="string">
            <text:p>Social</text:p>
          </table:table-cell>
          <table:table-cell office:value-type="string">
            <text:p>Tendencia de ahorro energético</text:p>
          </table:table-cell>
          <table:table-cell office:value-type="string">
            <text:p>La conciencia de la población por el ahorro y la cultura de apostar por la sostenibilidad</text:p>
          </table:table-cell>
          <table:table-cell table:number-columns-repeated="2"/>
          <table:table-cell office:value-type="string">
            <text:p>x</text:p>
          </table:table-cell>
          <table:table-cell table:content-validation-name="val1" office:value-type="string">
            <text:p>Positivo</text:p>
          </table:table-cell>
        </table:table-row>
        <table:table-row table:style-name="ro7">
          <table:table-cell office:value-type="string" table:number-columns-spanned="1" table:number-rows-spanned="2">
            <text:p>Tecnológico</text:p>
          </table:table-cell>
          <table:table-cell office:value-type="string">
            <text:p>Nuevos avances en programación</text:p>
          </table:table-cell>
          <table:table-cell office:value-type="string">
            <text:p>Los avances en inteligencia artificial y machine learning nos permitirán en breve mejorar nuestro algoritmo.</text:p>
          </table:table-cell>
          <table:table-cell/>
          <table:table-cell office:value-type="string">
            <text:p>x</text:p>
          </table:table-cell>
          <table:table-cell/>
          <table:table-cell table:content-validation-name="val1" office:value-type="string">
            <text:p>Positivo</text:p>
          </table:table-cell>
        </table:table-row>
        <table:table-row table:style-name="ro10">
          <table:covered-table-cell/>
          <table:table-cell office:value-type="string">
            <text:p>Componentes electrónicos mas avanzados</text:p>
          </table:table-cell>
          <table:table-cell office:value-type="string">
            <text:p>Los componentes cada vez mas avanzados simplificaran en gran medida los tipos de instalación, p.ej: sensores inalambricos ahorrarán en mano de obra y cableado.</text:p>
          </table:table-cell>
          <table:table-cell/>
          <table:table-cell office:value-type="string">
            <text:p>x</text:p>
          </table:table-cell>
          <table:table-cell/>
          <table:table-cell table:content-validation-name="val1" office:value-type="string">
            <text:p>Positivo</text:p>
          </table:table-cell>
        </table:table-row>
        <table:table-row table:style-name="ro11">
          <table:table-cell office:value-type="string" table:number-columns-spanned="1" table:number-rows-spanned="2">
            <text:p>Ambiental</text:p>
          </table:table-cell>
          <table:table-cell office:value-type="string">
            <text:p>Políticas medioambientales</text:p>
          </table:table-cell>
          <table:table-cell office:value-type="string">
            <text:p>Las políticas medioambientales a nivel nacional están directamente relacionadas con el ahorro energético</text:p>
          </table:table-cell>
          <table:table-cell/>
          <table:table-cell office:value-type="string">
            <text:p>x</text:p>
          </table:table-cell>
          <table:table-cell/>
          <table:table-cell table:content-validation-name="val1" office:value-type="string">
            <text:p>Positivo</text:p>
          </table:table-cell>
        </table:table-row>
        <table:table-row table:style-name="ro12">
          <table:covered-table-cell/>
          <table:table-cell office:value-type="string">
            <text:p>Cambio climático</text:p>
          </table:table-cell>
          <table:table-cell office:value-type="string">
            <text:p>El calentamiento global y las temperaturas extremas nos obligan a modificar el clima de manera artificial.</text:p>
          </table:table-cell>
          <table:table-cell table:number-columns-repeated="2"/>
          <table:table-cell office:value-type="string">
            <text:p>x</text:p>
          </table:table-cell>
          <table:table-cell table:content-validation-name="val1" office:value-type="string">
            <text:p>Indiferente</text:p>
          </table:table-cell>
        </table:table-row>
        <table:table-row table:style-name="ro13">
          <table:table-cell office:value-type="string">
            <text:p>Legal</text:p>
          </table:table-cell>
          <table:table-cell office:value-type="string">
            <text:p>Requisitos en materia de sanidad y seguridad laboral</text:p>
          </table:table-cell>
          <table:table-cell office:value-type="string">
            <text:p>Próximamente se elaboraran decretos para el confort climático en centros de trabajo</text:p>
          </table:table-cell>
          <table:table-cell/>
          <table:table-cell office:value-type="string">
            <text:p>x</text:p>
          </table:table-cell>
          <table:table-cell/>
          <table:table-cell table:content-validation-name="val1" office:value-type="string">
            <text:p>Indiferente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Gisha" svg:font-family="Gish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70ad47"/>
    </style:style>
    <style:style style:name="ConditionalStyle_5f_5" style:display-name="ConditionalStyle_5" style:family="table-cell" style:parent-style-name="Default">
      <style:table-cell-properties fo:background-color="#c00000"/>
    </style:style>
    <style:style style:name="ConditionalStyle_5f_6" style:display-name="ConditionalStyle_6" style:family="table-cell" style:parent-style-name="Default">
      <style:table-cell-properties fo:background-color="#f2f2f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8">18/10/2022</text:date>, <text:time>18:00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